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0pt" officeooo:rsid="0013fb6b" officeooo:paragraph-rsid="0013fb6b" style:font-size-asian="10pt" style:font-size-complex="10pt"/>
    </style:style>
    <style:style style:name="P2" style:family="paragraph" style:parent-style-name="Standard">
      <style:paragraph-properties fo:text-align="start" style:justify-single-word="false"/>
      <style:text-properties style:font-name="FreeMono" fo:font-size="10pt" fo:font-weight="bold" officeooo:rsid="0013fb6b" officeooo:paragraph-rsid="0013fb6b"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FreeMono" fo:font-size="10pt" fo:font-weight="bold" officeooo:rsid="0013fb6b" officeooo:paragraph-rsid="001437a9" style:font-size-asian="10pt" style:font-weight-asian="bold" style:font-size-complex="10pt" style:font-weight-complex="bold"/>
    </style:style>
    <style:style style:name="P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Liberation Sans" fo:font-size="10pt" officeooo:rsid="0013fb6b" officeooo:paragraph-rsid="001437a9" style:font-size-asian="10pt" style:font-size-complex="10pt"/>
    </style:style>
    <style:style style:name="P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variant="normal" fo:text-transform="none" fo:color="#222222" style:font-name="FreeMono" fo:font-size="10pt" fo:letter-spacing="normal" fo:font-style="normal" fo:font-weight="normal" officeooo:rsid="0013fb6b" officeooo:paragraph-rsid="0013fb6b" style:font-size-asian="10pt" style:font-size-complex="10pt"/>
    </style:style>
    <style:style style:name="P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FreeMono" fo:font-size="10pt" officeooo:rsid="0013fb6b" officeooo:paragraph-rsid="0013fb6b" style:font-size-asian="10pt" style:font-size-complex="10pt"/>
    </style:style>
    <style:style style:name="P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FreeMono" fo:font-size="10pt" officeooo:rsid="0013fb6b" officeooo:paragraph-rsid="001437a9" style:font-size-asian="10pt" style:font-size-complex="10pt"/>
    </style:style>
    <style:style style:name="P8"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FreeMono" fo:font-size="10pt" officeooo:rsid="0013fb6b" officeooo:paragraph-rsid="0013fb6b" style:font-size-asian="10pt" style:font-size-complex="10pt"/>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FreeMono" fo:font-size="10pt" fo:font-weight="bold" officeooo:rsid="0013fb6b" officeooo:paragraph-rsid="0013fb6b" style:font-size-asian="10pt" style:font-weight-asian="bold" style:font-size-complex="10pt" style:font-weight-complex="bold"/>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FreeMono" fo:font-size="10pt" fo:font-weight="bold" officeooo:rsid="001437a9" officeooo:paragraph-rsid="001437a9" style:font-size-asian="10pt" style:font-weight-asian="bold" style:font-size-complex="10pt" style:font-weight-complex="bold"/>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FreeMono" fo:font-size="10pt" officeooo:rsid="0013fb6b" officeooo:paragraph-rsid="0013fb6b" style:font-size-asian="10pt" style:font-size-complex="10pt"/>
    </style:style>
    <style:style style:name="P12"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font-name="FreeMono" fo:font-size="10pt" officeooo:rsid="0013fb6b" officeooo:paragraph-rsid="0013fb6b" style:font-size-asian="10pt" style:font-size-complex="10pt"/>
    </style:style>
    <style:style style:name="P1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variant="normal" fo:text-transform="none" style:font-name="FreeMono" fo:font-size="10pt" fo:letter-spacing="normal" fo:font-style="normal" fo:font-weight="normal" officeooo:rsid="0013fb6b" officeooo:paragraph-rsid="0013fb6b" style:font-size-asian="10pt" style:font-size-complex="10pt"/>
    </style:style>
    <style:style style:name="P1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FreeMono" fo:font-size="10pt" officeooo:rsid="0013fb6b" officeooo:paragraph-rsid="001437a9" style:font-size-asian="10pt" style:font-size-complex="10pt"/>
    </style:style>
    <style:style style:name="P1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officeooo:paragraph-rsid="0013fb6b"/>
    </style:style>
    <style:style style:name="T1" style:family="text">
      <style:text-properties fo:font-variant="normal" fo:text-transform="none"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437a9" style:font-weight-asian="bold" style:font-weight-complex="bold"/>
    </style:style>
    <style:style style:name="T5" style:family="text">
      <style:text-properties fo:font-weight="bold" officeooo:rsid="0016b263" style:font-weight-asian="bold" style:font-weight-complex="bold"/>
    </style:style>
    <style:style style:name="T6" style:family="text">
      <style:text-properties fo:font-style="italic" style:font-style-asian="italic" style:font-style-complex="italic"/>
    </style:style>
    <style:style style:name="T7" style:family="text">
      <style:text-properties style:font-name="FreeMono"/>
    </style:style>
    <style:style style:name="T8" style:family="text">
      <style:text-properties style:font-name="FreeMono" officeooo:rsid="001437a9"/>
    </style:style>
    <style:style style:name="T9" style:family="text">
      <style:text-properties style:font-name="FreeMono" officeooo:rsid="0016b263"/>
    </style:style>
    <style:style style:name="T10" style:family="text">
      <style:text-properties style:font-name="FreeMono" fo:font-weight="bold" style:font-weight-asian="bold" style:font-weight-complex="bold"/>
    </style:style>
    <style:style style:name="T11" style:family="text">
      <style:text-properties style:font-name="FreeMono" fo:font-weight="bold" officeooo:rsid="001437a9" style:font-weight-asian="bold" style:font-weight-complex="bold"/>
    </style:style>
    <style:style style:name="T12" style:family="text">
      <style:text-properties style:font-name="FreeMono" fo:font-size="10pt" officeooo:rsid="0013fb6b" style:font-size-asian="10pt" style:font-size-complex="10pt"/>
    </style:style>
    <style:style style:name="T13" style:family="text">
      <style:text-properties style:font-name="FreeMono" fo:font-size="10pt" officeooo:rsid="0018fd5b" style:font-size-asian="10pt" style:font-size-complex="10pt"/>
    </style:style>
    <style:style style:name="T14" style:family="text">
      <style:text-properties officeooo:rsid="001437a9"/>
    </style:style>
    <style:style style:name="T15" style:family="text">
      <style:text-properties officeooo:rsid="0018fd5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CAMACHO(1) <text:s text:c="30"/><text:span text:style-name="T2">User's Manual </text:span><text:s text:c="30"/><text:span text:style-name="T14">C</text:span>CAMACHO(1)</text:p>
      <text:p text:style-name="P1"/>
      <text:p text:style-name="P2">NAME</text:p>
      <text:p text:style-name="P15"><text:span text:style-name="T12">Carlos Camacho </text:span><text:span text:style-name="T13">(carloscamachoucv@gmail.com | ccamacho@yandex.com)</text:span></text:p>
      <text:p text:style-name="P6"/>
      <text:p text:style-name="P2">SUMMARY</text:p>
      <text:p text:style-name="P8"><text:span text:style-name="T1">Enthusiastic about technology, research and innovation, with several years of expertise in IT life-cycle development. Through all of my experiences and tasks, I have proved to be a proactive, innovative and committed to excel person, but more important, I have proven to be a thinker and a professional who is always willing to learn, and meet new challenges every day. My main goal is to get involved in the creation, implementation and maintenance of high impact IT solutions, from a technical or strategic perspective. My experiences in academic and strategic field prove it.</text:span><text:line-break/><text:line-break/><text:span text:style-name="T1">I consider myself, as a professional IT framework comprised of very strong knowledge over IT, leadership, strategic planning and analytical skills.</text:span><text:line-break/><text:line-break/><text:span text:style-name="T1">.-You are your knowledge plus your skills multiplied by your attitude.</text:span></text:p>
      <text:p text:style-name="P13"/>
      <text:p text:style-name="P10">WORK</text:p>
      <text:p text:style-name="P6"><text:span text:style-name="T3">* </text:span><text:span text:style-name="T4">[</text:span><text:span text:style-name="T3">RedHat</text:span><text:span text:style-name="T4">](www.redhat.com)</text:span> (<text:span text:style-name="T6">Software Engineer)</text:span> Upstream TripleO development / Bug fixes and code reviews. **</text:p>
      <text:p text:style-name="P6"/>
      <text:p text:style-name="P6"><text:span text:style-name="T3">* </text:span><text:span text:style-name="T4">[Frontiers](www.frontiersin.org)</text:span> (<text:span text:style-name="T6">DevOps Engineer)</text:span> Automate, create, maintain and monitor the company cloud server infrastructure.</text:p>
      <text:p text:style-name="P6"/>
      <text:p text:style-name="P6"><text:span text:style-name="T3">* </text:span><text:span text:style-name="T4">[</text:span><text:span text:style-name="T3">Grupo Santa Mónica Sports</text:span><text:span text:style-name="T4">](www.igmagency.com)</text:span> (<text:span text:style-name="T6">Infrastructure Chief)</text:span> Design, implementation and management of the IT resources/projects for Grupo Santa Mónica Sports companies.</text:p>
      <text:p text:style-name="P11"/>
      <text:p text:style-name="P6"><text:span text:style-name="T3">* </text:span><text:span text:style-name="T4">[</text:span><text:span text:style-name="T3">Tecnología Smartmatic de Venezuela</text:span><text:span text:style-name="T4">](www.smartmatic.com)</text:span> <text:span text:style-name="T6">(UNIX Specialist) </text:span>Design, installation, management, maintenance and pen-testing of the VoIP telephonic platform for the Boca Raton, Caracas, Barbados, Philippines and Taiwan Smartmatic offices (Asterisk).</text:p>
      <text:p text:style-name="P6"/>
      <text:p text:style-name="P6"><text:span text:style-name="T3">* </text:span><text:span text:style-name="T4">[</text:span><text:span text:style-name="T3">Instituto Nacional de Meteorología e Hidrología</text:span><text:span text:style-name="T4">](www.inameh.gob.ve)</text:span> <text:span text:style-name="T6">(Senior analyst II) </text:span>Design, installation, management and pen-testing of the IT platform in the institute.</text:p>
      <text:p text:style-name="P6"/>
      <text:p text:style-name="P7"><text:span text:style-name="T3">* </text:span><text:span text:style-name="T4">[</text:span><text:span text:style-name="T3">Universidad Central de Venezuela</text:span><text:span text:style-name="T4">](www.ucv.ve)</text:span><text:span text:style-name="T6"> (Professor, researcher with exclusive dedication)</text:span> Teach two required courses for the Department of Computer Science, and / or electives courses of the professional option Communication Technologies and Computer Networks.</text:p>
      <text:p text:style-name="P6"/>
      <text:p text:style-name="P7"><text:span text:style-name="T3">* </text:span><text:span text:style-name="T4">[</text:span><text:span text:style-name="T3">Universidad Central de Venezuela</text:span><text:span text:style-name="T4">](www.ucv.ve)</text:span> <text:span text:style-name="T6">(Programming assistant) </text:span>Installation, configuration and management of the IT platform for the <text:span text:style-name="T14">Sciences</text:span> Faculty.</text:p>
      <text:p text:style-name="P6"/>
      <text:p text:style-name="P9">STUDY</text:p>
      <text:p text:style-name="P6"><text:span text:style-name="T3">* PhD.</text:span> Computer Engineering - Universidad Complutense de Madrid **</text:p>
      <text:p text:style-name="P6"/>
      <text:p text:style-name="P6"><text:span text:style-name="T3">* MSc.</text:span> Informatics investigation - Universidad Complutense de Madrid</text:p>
      <text:p text:style-name="P6"/>
      <text:p text:style-name="P6"><text:span text:style-name="T3">* BASc.</text:span> Computer Sciences - Universidad Central de Venezuela</text:p>
      <text:p text:style-name="P6"/>
      <text:p text:style-name="P9">RESEARCH WORK</text:p>
      <text:p text:style-name="P6"><text:span text:style-name="T3">* PhD dissertation</text:span> **</text:p>
      <text:p text:style-name="P6"/>
      <text:p text:style-name="P6"><text:span text:style-name="T3">* Probabilistic product lines</text:span> **</text:p>
      <text:p text:style-name="P6"/>
      <text:p text:style-name="P6"><text:span text:style-name="T3">* Cost-related interface for </text:span><text:span text:style-name="T4">SPL's</text:span> http://dx.doi.org/10.1016/j.jlamp.2015.09.009</text:p>
      <text:p text:style-name="P6"/>
      <text:p text:style-name="P6"><text:span text:style-name="T3">* A formal framework for </text:span><text:span text:style-name="T5">SPL's</text:span> http://dx.doi.org/10.1016/j.infsof.2013.05.005</text:p>
      <text:p text:style-name="P6"/>
      <text:p text:style-name="P9">SOCIAL</text:p>
      <text:p text:style-name="P6"><text:span text:style-name="T3">* </text:span><text:span text:style-name="T4">Blog </text:span>https://www.anstack.com</text:p>
      <text:p text:style-name="P6"/>
      <text:p text:style-name="P6"><text:span text:style-name="T3">* </text:span><text:span text:style-name="T4">LinkedIn</text:span><text:span text:style-name="T3"> </text:span>https://www.linkedin.com/in/ccamacho-</text:p>
      <text:p text:style-name="P6"/>
      <text:p text:style-name="P6"><text:span text:style-name="T3">* </text:span><text:span text:style-name="T4">GitHub</text:span> https://www.github.com/ccamacho</text:p>
      <text:p text:style-name="P7"/>
      <text:p text:style-name="P4"><text:span text:style-name="T10">* </text:span><text:span text:style-name="T11">Website</text:span><text:span text:style-name="T8"> </text:span><text:span text:style-name="T7">https://www.</text:span><text:span text:style-name="T8">ccamacho.or</text:span><text:span text:style-name="T9">g</text:span></text:p>
      <text:p text:style-name="P5"/>
      <text:p text:style-name="P5"><text:span text:style-name="T3">* IRC</text:span> ccamacho on irc.freenode.net</text:p>
      <text:p text:style-name="P11"/>
      <text:p text:style-name="P12">** Cur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Camacho</meta:initial-creator>
    <meta:creation-date>2017-01-27T14:53:11.214607949</meta:creation-date>
    <dc:date>2017-01-27T17:01:23.824920168</dc:date>
    <dc:creator>Carlos Camacho</dc:creator>
    <meta:editing-duration>PT40M56S</meta:editing-duration>
    <meta:editing-cycles>7</meta:editing-cycles>
    <meta:generator>LibreOffice/5.0.6.2$Linux_X86_64 LibreOffice_project/00$Build-2</meta:generator>
    <meta:document-statistic meta:table-count="0" meta:image-count="0" meta:object-count="0" meta:page-count="1" meta:paragraph-count="29" meta:word-count="364" meta:character-count="2887" meta:non-whitespace-character-count="2490"/>
  </office:meta>
</office:document-meta>
</file>